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01e5" officeooo:paragraph-rsid="000801e5"/>
    </style:style>
    <style:style style:name="P2" style:family="paragraph" style:parent-style-name="Standard">
      <style:text-properties officeooo:rsid="00098947" officeooo:paragraph-rsid="00098947"/>
    </style:style>
    <style:style style:name="P3" style:family="paragraph" style:parent-style-name="Standard">
      <style:text-properties officeooo:rsid="000b1a5f" officeooo:paragraph-rsid="000b1a5f"/>
    </style:style>
    <style:style style:name="P4" style:family="paragraph" style:parent-style-name="Standard" style:list-style-name="L1">
      <style:text-properties officeooo:rsid="000801e5" officeooo:paragraph-rsid="000801e5"/>
    </style:style>
    <style:style style:name="P5" style:family="paragraph" style:parent-style-name="Standard" style:list-style-name="L1">
      <style:text-properties officeooo:rsid="00098947" officeooo:paragraph-rsid="00098947"/>
    </style:style>
    <style:style style:name="P6" style:family="paragraph" style:parent-style-name="Standard" style:list-style-name="L2">
      <style:text-properties officeooo:rsid="000b1a5f" officeooo:paragraph-rsid="000b1a5f"/>
    </style:style>
    <style:style style:name="P7" style:family="paragraph" style:parent-style-name="Standard" style:list-style-name="L2">
      <style:text-properties officeooo:rsid="000b1a5f" officeooo:paragraph-rsid="000d37b0"/>
    </style:style>
    <style:style style:name="P8" style:family="paragraph" style:parent-style-name="Standard" style:list-style-name="L2">
      <style:text-properties officeooo:rsid="000c35f5" officeooo:paragraph-rsid="000c35f5"/>
    </style:style>
    <style:style style:name="T1" style:family="text">
      <style:text-properties officeooo:rsid="00098947"/>
    </style:style>
    <style:style style:name="T2" style:family="text">
      <style:text-properties officeooo:rsid="000d37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hings to know for next Lab</text:p>
      <text:list xml:id="list4262907525100543364" text:style-name="L1">
        <text:list-item>
          <text:p text:style-name="P4">input (“enter input”)</text:p>
        </text:list-item>
        <text:list-item>
          <text:p text:style-name="P4">import </text:p>
          <text:list>
            <text:list-item>
              <text:p text:style-name="P4">gain access to other librar<text:span text:style-name="T1">ies</text:span></text:p>
            </text:list-item>
            <text:list-item>
              <text:p text:style-name="P5">ex: import math</text:p>
            </text:list-item>
          </text:list>
        </text:list-item>
      </text:list>
      <text:p text:style-name="P2"/>
      <text:p text:style-name="P3">Iterate Strings</text:p>
      <text:p text:style-name="P3">Lists</text:p>
      <text:list xml:id="list7868141451686835250" text:style-name="L2">
        <text:list-item>
          <text:p text:style-name="P6">lists are multiple sequences</text:p>
        </text:list-item>
        <text:list-item>
          <text:p text:style-name="P6">lists can contain any object and any mix of data types</text:p>
        </text:list-item>
        <text:list-item>
          <text:p text:style-name="P6">to get the length of a list use function len(listA)</text:p>
        </text:list-item>
        <text:list-item>
          <text:p text:style-name="P6">access individual items of a list</text:p>
          <text:list>
            <text:list-item>
              <text:p text:style-name="P6">first_item = listA[0] # returns the first item in the list</text:p>
            </text:list-item>
            <text:list-item>
              <text:p text:style-name="P7">last_item = listA[-1] # r<text:span text:style-name="T2">area</text:span>eurns the last item in the list</text:p>
            </text:list-item>
          </text:list>
        </text:list-item>
        <text:list-item>
          <text:p text:style-name="P8">lists are mutable</text:p>
          <text:list>
            <text:list-item>
              <text:p text:style-name="P8">to change the value of an index: listA[0] = 134 # changes index 0 to the value 134?</text:p>
            </text:list-item>
            <text:list-item>
              <text:p text:style-name="P8">add element to the end of the list: listA.append(100) # [1,2,3,100]</text:p>
            </text:list-item>
            <text:list-item>
              <text:p text:style-name="P8">add list within a list: listA.append([100]) # [1,2,3,4,[100]]</text:p>
            </text:list-item>
            <text:list-item>
              <text:p text:style-name="P8">remove an element from the list: listA.remove(1) # removes first occurrence of specified parameter</text:p>
            </text:list-item>
            <text:list-item>
              <text:p text:style-name="P8">remove add return element at index: x = listA.pop(1) # </text:p>
            </text:list-item>
          </text:list>
        </text:list-item>
        <text:list-item>
          <text:p text:style-name="P8">fixed range</text:p>
          <text:list>
            <text:list-item>
              <text:p text:style-name="P8">range generates a fixes set of numbers between a <text:span text:style-name="T2">specified</text:span> range</text:p>
            </text:list-item>
            <text:list-item>
              <text:p text:style-name="P8">for I in range (10) # [1,2,3,4,5,6,7,8,9]</text:p>
              <text:list>
                <text:list-item>
                  <text:p text:style-name="P8">list(range(2,10)) # [2,3,4,5,6,7,8,9]</text:p>
                </text:list-item>
                <text:list-item>
                  <text:p text:style-name="P8">write a function to calculate the first N elements of the Fibonacci series</text:p>
                </text:list-item>
              </text:list>
            </text:list-item>
            <text:list-item>
              <text:p text:style-name="P8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Vigil</meta:initial-creator>
    <meta:creation-date>2015-01-26T12:29:10.512493741</meta:creation-date>
    <dc:date>2015-02-10T10:02:22.365953111</dc:date>
    <dc:creator>Tristan Vigil</dc:creator>
    <meta:editing-duration>PT37M31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25" meta:word-count="196" meta:character-count="1038" meta:non-whitespace-character-count="886"/>
  </office:meta>
</office:document-meta>
</file>